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Πλήθος τμημάτω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α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β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γ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σύνολο</text:p>
          </table:table-cell>
          <table:table-cell table:formula="of:=SUM([.F12:.F14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ημέρες εβδομάδας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πλήθος εβδομάδων</text:p>
          </table:table-cell>
          <table:table-cell table:formula="of:=40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Σύνολο ημερών</text:p>
          </table:table-cell>
          <table:table-cell table:formula="of:=[.F17]*[.F16]"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Σύνολο Α4</text:p>
          </table:table-cell>
          <table:table-cell table:formula="of:=[.F18]*[.F15]" office:value-type="float" office:value="6000" calcext:value-type="float">
            <text:p>600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Πακέτα των 500</text:p>
          </table:table-cell>
          <table:table-cell table:formula="of:=ROUNDUP([.F19]/500)" office:value-type="float" office:value="12" calcext:value-type="float">
            <text:p>12</text:p>
          </table:table-cell>
          <table:table-cell office:value-type="string" calcext:value-type="string">
            <text:p>Κούτες 2500</text:p>
          </table:table-cell>
          <table:table-cell table:formula="of:=ROUNDUP([.F21]/5)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Κόστος ανα πακέτο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Συνολικό κόστος χαρτιού</text:p>
          </table:table-cell>
          <table:table-cell table:formula="of:=[.F22]*[.F21]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Κόστος τόνερ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>
            <text:p>Συνολικό κόστος</text:p>
          </table:table-cell>
          <table:table-cell table:style-name="ce1" table:formula="of:=[.F25]+[.F23]"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Κόστος ανα σελίδα</text:p>
          </table:table-cell>
          <table:table-cell table:style-name="ce1" table:formula="of:=[.F27]/[.F19]" office:value-type="float" office:value="0.0176666666666667" calcext:value-type="float">
            <text:p>0,02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 style:data-style-name="N2" text:time-value="15:22:56.7593057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5.1.5.2$Linux_X86_64 LibreOffice_project/10m0$Build-2</meta:generator>
    <dc:date>2016-10-19T16:26:10.875627419</dc:date>
    <meta:editing-duration>PT47M7S</meta:editing-duration>
    <meta:editing-cycles>1</meta:editing-cycles>
    <meta:document-statistic meta:table-count="3" meta:cell-count="31" meta:object-count="0"/>
  </office:meta>
</office:document-meta>
</file>